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oolInfo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oolInfo.getRequ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oolInfo.setRequest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ToolInfo.allowsRequestPath( String requested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ToolInfo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